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What is exo ? A platform of co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sso romain</meta:initial-creator>
    <meta:creation-date>2015-04-07T15:50:57</meta:creation-date>
    <meta:editing-duration>PT53S</meta:editing-duration>
    <meta:editing-cycles>2</meta:editing-cycles>
    <dc:date>2015-04-07T15:51:47</dc:date>
    <dc:creator>osso romain</dc:creator>
    <meta:document-statistic meta:object-count="25"/>
    <meta:generator>OpenOffice/4.1.0$Unix OpenOffice.org_project/410m18$Build-9764</meta:generator>
  </office:meta>
</office:document-meta>
</file>